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style:font-name="Roboto" fo:font-size="18pt" style:font-size-asian="18pt" style:font-size-complex="18pt"/>
    </style:style>
    <style:style style:name="TableColumn8" style:family="table-column">
      <style:table-column-properties style:column-width="1.568in" style:use-optimal-column-width="false"/>
    </style:style>
    <style:style style:name="TableColumn9" style:family="table-column">
      <style:table-column-properties style:column-width="1.6576in" style:use-optimal-column-width="false"/>
    </style:style>
    <style:style style:name="TableColumn10" style:family="table-column">
      <style:table-column-properties style:column-width="0.4027in" style:use-optimal-column-width="false"/>
    </style:style>
    <style:style style:name="TableColumn11" style:family="table-column">
      <style:table-column-properties style:column-width="1.0458in" style:use-optimal-column-width="false"/>
    </style:style>
    <style:style style:name="TableColumn12" style:family="table-column">
      <style:table-column-properties style:column-width="0.425in" style:use-optimal-column-width="false"/>
    </style:style>
    <style:style style:name="TableColumn13" style:family="table-column">
      <style:table-column-properties style:column-width="1.5763in" style:use-optimal-column-width="false"/>
    </style:style>
    <style:style style:name="TableColumn14" style:family="table-column">
      <style:table-column-properties style:column-width="0.0277in" style:use-optimal-column-width="false"/>
    </style:style>
    <style:style style:name="Table7" style:family="table">
      <style:table-properties style:width="6.7034in" fo:margin-left="0in" table:align="left"/>
    </style:style>
    <style:style style:name="TableRow15" style:family="table-row">
      <style:table-row-properties style:min-row-height="0.334in"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18" style:parent-style-name="Standard" style:family="paragraph">
      <style:text-properties style:font-name="Roboto" fo:font-size="6pt" style:font-size-asian="6pt" style:font-size-complex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1493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 fo:font-size="6pt" style:font-size-asian="6pt" style:font-size-complex="6pt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 fo:font-size="6pt" style:font-size-asian="6pt" style:font-size-complex="6pt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Normal" style:family="paragraph">
      <style:text-properties fo:font-size="6pt" style:font-size-asian="6pt" style:font-size-complex="6pt"/>
    </style:style>
    <style:style style:name="TableColumn87" style:family="table-column">
      <style:table-column-properties style:column-width="2.0673in" style:use-optimal-column-width="false"/>
    </style:style>
    <style:style style:name="TableColumn88" style:family="table-column">
      <style:table-column-properties style:column-width="4.6048in" style:use-optimal-column-width="false"/>
    </style:style>
    <style:style style:name="Table86" style:family="table">
      <style:table-properties style:width="6.6722in" fo:margin-left="0in" table:align="left"/>
    </style:style>
    <style:style style:name="TableRow89" style:family="table-row">
      <style:table-row-properties style:min-row-height="0.2423in" style:use-optimal-row-height="false"/>
    </style:style>
    <style:style style:name="TableCell9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style:font-size-complex="14pt"/>
    </style:style>
    <style:style style:name="TableColumn95" style:family="table-column">
      <style:table-column-properties style:column-width="1.927in" style:use-optimal-column-width="false"/>
    </style:style>
    <style:style style:name="TableColumn96" style:family="table-column">
      <style:table-column-properties style:column-width="0.4319in" style:use-optimal-column-width="false"/>
    </style:style>
    <style:style style:name="TableColumn97" style:family="table-column">
      <style:table-column-properties style:column-width="0.7875in" style:use-optimal-column-width="false"/>
    </style:style>
    <style:style style:name="TableColumn98" style:family="table-column">
      <style:table-column-properties style:column-width="0.8645in" style:use-optimal-column-width="false"/>
    </style:style>
    <style:style style:name="TableColumn99" style:family="table-column">
      <style:table-column-properties style:column-width="1.0062in" style:use-optimal-column-width="false"/>
    </style:style>
    <style:style style:name="TableColumn100" style:family="table-column">
      <style:table-column-properties style:column-width="0.3312in" style:use-optimal-column-width="false"/>
    </style:style>
    <style:style style:name="TableColumn101" style:family="table-column">
      <style:table-column-properties style:column-width="1.3375in" style:use-optimal-column-width="false"/>
    </style:style>
    <style:style style:name="Table94" style:family="table">
      <style:table-properties style:width="6.6861in" fo:margin-left="-0.0034in" table:align="left"/>
    </style:style>
    <style:style style:name="TableRow102" style:family="table-row">
      <style:table-row-properties style:min-row-height="0.3423in" style:use-optimal-row-height="false"/>
    </style:style>
    <style:style style:name="TableCell10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6" style:parent-style-name="Policepardéfaut" style:family="text">
      <style:text-properties style:font-name="DINPro-Light"/>
    </style:style>
    <style:style style:name="TableCell1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text-properties style:font-name="DINPro-Light"/>
    </style:style>
    <style:style style:name="TableRow109" style:family="table-row">
      <style:table-row-properties style:min-row-height="0.3263in" style:use-optimal-row-height="false"/>
    </style:style>
    <style:style style:name="TableCell11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2" style:family="table-row">
      <style:table-row-properties style:min-row-height="0.2604in" style:use-optimal-row-height="false"/>
    </style:style>
    <style:style style:name="TableCell11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text-properties style:font-name="DINPro-Light" fo:font-size="10pt" style:font-size-asian="10pt" style:font-size-complex="10pt"/>
    </style:style>
    <style:style style:name="TableCell1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/>
    </style:style>
    <style:style style:name="T11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8" style:parent-style-name="Policepardéfaut" style:family="text">
      <style:text-properties style:font-name="DINPro-Light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font-size="10pt" style:font-size-asian="10pt" style:font-size-complex="10pt"/>
    </style:style>
    <style:style style:name="TableCell1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/>
    </style:style>
    <style:style style:name="T12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3" style:parent-style-name="Policepardéfaut" style:family="text">
      <style:text-properties style:font-name="DINPro-Light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font-size="10pt" style:font-size-asian="10pt" style:font-size-complex="10pt"/>
    </style:style>
    <style:style style:name="TableCell12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12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8" style:parent-style-name="Policepardéfaut" style:family="text">
      <style:text-properties style:font-name="DINPro-Light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font-size="10pt" style:font-size-asian="10pt" style:font-size-complex="10pt"/>
    </style:style>
    <style:style style:name="TableRow130" style:family="table-row">
      <style:table-row-properties style:min-row-height="0.2666in" style:use-optimal-row-height="false"/>
    </style:style>
    <style:style style:name="TableCell13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text-properties style:font-name="DINPro-Light" fo:font-size="10pt" style:font-size-asian="10pt" style:font-size-complex="10pt"/>
    </style:style>
    <style:style style:name="TableCell1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2" style:family="table-row">
      <style:table-row-properties style:min-row-height="0.2506in"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text-properties style:font-name="DINPro-Light" fo:font-size="10pt" style:font-size-asian="10pt" style:font-size-complex="10pt"/>
    </style:style>
    <style:style style:name="TableCell1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3" style:parent-style-name="Policepardéfaut" style:family="text">
      <style:text-properties style:font-name="DINPro-Light" fo:color="#000000" fo:font-size="10pt" style:font-size-asian="10pt" style:font-size-complex="10pt"/>
    </style:style>
    <style:style style:name="P154" style:parent-style-name="Standard" style:family="paragraph">
      <style:text-properties fo:font-size="10pt" style:font-size-asian="10pt"/>
    </style:style>
    <style:style style:name="TableColumn156" style:family="table-column">
      <style:table-column-properties style:column-width="1.927in" style:use-optimal-column-width="false"/>
    </style:style>
    <style:style style:name="TableColumn157" style:family="table-column">
      <style:table-column-properties style:column-width="0.4319in" style:use-optimal-column-width="false"/>
    </style:style>
    <style:style style:name="TableColumn158" style:family="table-column">
      <style:table-column-properties style:column-width="0.7875in" style:use-optimal-column-width="false"/>
    </style:style>
    <style:style style:name="TableColumn159" style:family="table-column">
      <style:table-column-properties style:column-width="0.8645in" style:use-optimal-column-width="false"/>
    </style:style>
    <style:style style:name="TableColumn160" style:family="table-column">
      <style:table-column-properties style:column-width="1.0062in" style:use-optimal-column-width="false"/>
    </style:style>
    <style:style style:name="TableColumn161" style:family="table-column">
      <style:table-column-properties style:column-width="0.3312in" style:use-optimal-column-width="false"/>
    </style:style>
    <style:style style:name="TableColumn162" style:family="table-column">
      <style:table-column-properties style:column-width="1.3375in" style:use-optimal-column-width="false"/>
    </style:style>
    <style:style style:name="Table155" style:family="table">
      <style:table-properties style:width="6.6861in" fo:margin-left="0in" table:align="left"/>
    </style:style>
    <style:style style:name="TableRow163" style:family="table-row">
      <style:table-row-properties style:min-row-height="0.3423in" style:use-optimal-row-height="false"/>
    </style:style>
    <style:style style:name="TableCell16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67" style:parent-style-name="Policepardéfaut" style:family="text">
      <style:text-properties style:font-name="DINPro-Light"/>
    </style:style>
    <style:style style:name="TableCell1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/>
    </style:style>
    <style:style style:name="TableRow170" style:family="table-row">
      <style:table-row-properties style:min-row-height="0.3263in" style:use-optimal-row-height="false"/>
    </style:style>
    <style:style style:name="TableCell17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3" style:family="table-row">
      <style:table-row-properties style:min-row-height="0.2604in" style:use-optimal-row-height="false"/>
    </style:style>
    <style:style style:name="TableCell17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text-properties style:font-name="DINPro-Light" fo:font-size="10pt" style:font-size-asian="10pt" style:font-size-complex="10pt"/>
    </style:style>
    <style:style style:name="TableCell1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9" style:parent-style-name="Policepardéfaut" style:family="text">
      <style:text-properties style:font-name="DINPro-Light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font-size="10pt" style:font-size-asian="10pt" style:font-size-complex="10pt"/>
    </style:style>
    <style:style style:name="TableCell1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/>
    </style:style>
    <style:style style:name="T18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4" style:parent-style-name="Policepardéfaut" style:family="text">
      <style:text-properties style:font-name="DINPro-Light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font-size="10pt" style:font-size-asian="10pt" style:font-size-complex="10pt"/>
    </style:style>
    <style:style style:name="TableCell18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/>
    </style:style>
    <style:style style:name="T18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font-size="10pt" style:font-size-asian="10pt" style:font-size-complex="10pt"/>
    </style:style>
    <style:style style:name="TableRow191" style:family="table-row">
      <style:table-row-properties style:min-row-height="0.2666in" style:use-optimal-row-height="false"/>
    </style:style>
    <style:style style:name="TableCell19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text-properties style:font-name="DINPro-Light" fo:font-size="10pt" style:font-size-asian="10pt" style:font-size-complex="10pt"/>
    </style:style>
    <style:style style:name="TableCell1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03" style:family="table-row">
      <style:table-row-properties style:min-row-height="0.2506in"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text-properties style:font-name="DINPro-Light" fo:font-size="10pt" style:font-size-asian="10pt" style:font-size-complex="10pt"/>
    </style:style>
    <style:style style:name="TableCell20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1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4" style:parent-style-name="Policepardéfaut" style:family="text">
      <style:text-properties style:font-name="DINPro-Light" fo:color="#000000" fo:font-size="10pt" style:font-size-asian="10pt" style:font-size-complex="10pt"/>
    </style:style>
    <style:style style:name="P215" style:parent-style-name="Standard" style:family="paragraph">
      <style:text-properties fo:font-size="10pt" style:font-size-asian="10pt"/>
    </style:style>
    <style:style style:name="TableColumn217" style:family="table-column">
      <style:table-column-properties style:column-width="1.927in" style:use-optimal-column-width="false"/>
    </style:style>
    <style:style style:name="TableColumn218" style:family="table-column">
      <style:table-column-properties style:column-width="0.4319in" style:use-optimal-column-width="false"/>
    </style:style>
    <style:style style:name="TableColumn219" style:family="table-column">
      <style:table-column-properties style:column-width="0.7875in" style:use-optimal-column-width="false"/>
    </style:style>
    <style:style style:name="TableColumn220" style:family="table-column">
      <style:table-column-properties style:column-width="0.8645in" style:use-optimal-column-width="false"/>
    </style:style>
    <style:style style:name="TableColumn221" style:family="table-column">
      <style:table-column-properties style:column-width="1.0062in" style:use-optimal-column-width="false"/>
    </style:style>
    <style:style style:name="TableColumn222" style:family="table-column">
      <style:table-column-properties style:column-width="0.3312in" style:use-optimal-column-width="false"/>
    </style:style>
    <style:style style:name="TableColumn223" style:family="table-column">
      <style:table-column-properties style:column-width="1.3375in" style:use-optimal-column-width="false"/>
    </style:style>
    <style:style style:name="Table216" style:family="table">
      <style:table-properties style:width="6.6861in" fo:margin-left="0in" table:align="left"/>
    </style:style>
    <style:style style:name="TableRow224" style:family="table-row">
      <style:table-row-properties style:min-row-height="0.3423in" style:use-optimal-row-height="false"/>
    </style:style>
    <style:style style:name="TableCell22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28" style:parent-style-name="Policepardéfaut" style:family="text">
      <style:text-properties style:font-name="DINPro-Light"/>
    </style:style>
    <style:style style:name="TableCell22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text-properties style:font-name="DINPro-Light"/>
    </style:style>
    <style:style style:name="TableRow231" style:family="table-row">
      <style:table-row-properties style:min-row-height="0.3263in" style:use-optimal-row-height="false"/>
    </style:style>
    <style:style style:name="TableCell23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34" style:family="table-row">
      <style:table-row-properties style:min-row-height="0.2604in" style:use-optimal-row-height="false"/>
    </style:style>
    <style:style style:name="TableCell23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text-properties style:font-name="DINPro-Light" fo:font-size="10pt" style:font-size-asian="10pt" style:font-size-complex="10pt"/>
    </style:style>
    <style:style style:name="TableCell2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T2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0" style:parent-style-name="Policepardéfaut" style:family="text">
      <style:text-properties style:font-name="DINPro-Light" fo:color="#000000" fo:font-size="10pt" style:font-size-asian="10pt" style:font-size-complex="10pt"/>
    </style:style>
    <style:style style:name="T241" style:parent-style-name="Policepardéfaut" style:family="text">
      <style:text-properties style:font-name="DINPro-Light" fo:font-size="10pt" style:font-size-asian="10pt" style:font-size-complex="10pt"/>
    </style:style>
    <style:style style:name="TableCell2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/>
    </style:style>
    <style:style style:name="T2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5" style:parent-style-name="Policepardéfaut" style:family="text">
      <style:text-properties style:font-name="DINPro-Light" fo:color="#000000" fo:font-size="10pt" style:font-size-asian="10pt" style:font-size-complex="10pt"/>
    </style:style>
    <style:style style:name="T246" style:parent-style-name="Policepardéfaut" style:family="text">
      <style:text-properties style:font-name="DINPro-Light" fo:font-size="10pt" style:font-size-asian="10pt" style:font-size-complex="10pt"/>
    </style:style>
    <style:style style:name="TableCell24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/>
    </style:style>
    <style:style style:name="T2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0" style:parent-style-name="Policepardéfaut" style:family="text">
      <style:text-properties style:font-name="DINPro-Light" fo:color="#000000" fo:font-size="10pt" style:font-size-asian="10pt" style:font-size-complex="10pt"/>
    </style:style>
    <style:style style:name="T251" style:parent-style-name="Policepardéfaut" style:family="text">
      <style:text-properties style:font-name="DINPro-Light" fo:font-size="10pt" style:font-size-asian="10pt" style:font-size-complex="10pt"/>
    </style:style>
    <style:style style:name="TableRow252" style:family="table-row">
      <style:table-row-properties style:min-row-height="0.2666in" style:use-optimal-row-height="false"/>
    </style:style>
    <style:style style:name="TableCell25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text-properties style:font-name="DINPro-Light" fo:font-size="10pt" style:font-size-asian="10pt" style:font-size-complex="10pt"/>
    </style:style>
    <style:style style:name="TableCell2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6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64" style:family="table-row">
      <style:table-row-properties style:min-row-height="0.2506in"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text-properties style:font-name="DINPro-Light" fo:font-size="10pt" style:font-size-asian="10pt" style:font-size-complex="10pt"/>
    </style:style>
    <style:style style:name="TableCell26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5" style:parent-style-name="Policepardéfaut" style:family="text">
      <style:text-properties style:font-name="DINPro-Light" fo:color="#000000" fo:font-size="10pt" style:font-size-asian="10pt" style:font-size-complex="10pt"/>
    </style:style>
    <style:style style:name="P276" style:parent-style-name="Standard" style:family="paragraph">
      <style:paragraph-properties fo:break-before="page"/>
    </style:style>
    <style:style style:name="T277" style:parent-style-name="Policepardéfaut" style:family="text"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278" style:parent-style-name="Policepardéfaut" style:family="text"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279" style:parent-style-name="Policepardéfaut" style:family="text">
      <style:text-properties fo:font-style="italic" style:font-style-asian="italic" fo:font-size="9pt" style:font-size-asian="9pt"/>
    </style:style>
    <style:style style:name="P280" style:parent-style-name="Standard" style:family="paragraph">
      <style:paragraph-properties fo:break-before="page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1" style:parent-style-name="Standard" style:family="paragraph">
      <style:paragraph-properties fo:break-before="page"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282" style:parent-style-name="Policepardéfaut" style:family="text">
      <style:text-properties style:font-name="DINPro-Light" fo:font-size="16pt" style:font-size-asian="16pt" style:font-size-complex="16pt"/>
    </style:style>
    <style:style style:name="T283" style:parent-style-name="Policepardéfaut" style:family="text">
      <style:text-properties style:font-name="DINPro-Light" style:font-size-complex="14pt"/>
    </style:style>
    <style:style style:name="P284" style:parent-style-name="Standard" style:family="paragraph">
      <style:paragraph-properties fo:margin-top="0.118in"/>
      <style:text-properties style:font-name="Roboto" fo:font-size="6pt" style:font-size-asian="6pt" style:font-size-complex="6pt"/>
    </style:style>
    <style:style style:name="TableColumn286" style:family="table-column">
      <style:table-column-properties style:column-width="0.3215in" style:use-optimal-column-width="false"/>
    </style:style>
    <style:style style:name="TableColumn287" style:family="table-column">
      <style:table-column-properties style:column-width="3.9118in" style:use-optimal-column-width="false"/>
    </style:style>
    <style:style style:name="TableColumn288" style:family="table-column">
      <style:table-column-properties style:column-width="0.725in" style:use-optimal-column-width="false"/>
    </style:style>
    <style:style style:name="TableColumn289" style:family="table-column">
      <style:table-column-properties style:column-width="0.5784in" style:use-optimal-column-width="false"/>
    </style:style>
    <style:style style:name="TableColumn290" style:family="table-column">
      <style:table-column-properties style:column-width="0.5784in" style:use-optimal-column-width="false"/>
    </style:style>
    <style:style style:name="TableColumn291" style:family="table-column">
      <style:table-column-properties style:column-width="0.5784in" style:use-optimal-column-width="false"/>
    </style:style>
    <style:style style:name="Table285" style:family="table">
      <style:table-properties style:width="6.6937in" fo:margin-left="0in" table:align="left"/>
    </style:style>
    <style:style style:name="TableRow292" style:family="table-row">
      <style:table-row-properties style:min-row-height="0.1763in" style:use-optimal-row-height="false"/>
    </style:style>
    <style:style style:name="TableCell29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style:vertical-align="auto"/>
    </style:style>
    <style:style style:name="T29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07" style:family="table-row">
      <style:table-row-properties style:min-row-height="0.2645in" style:use-optimal-row-height="false"/>
    </style:style>
    <style:style style:name="TableCell30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style:vertical-align="auto" fo:margin-top="0.0395in" fo:margin-bottom="0.0395in"/>
    </style:style>
    <style:style style:name="T310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1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12" style:parent-style-name="Normal" style:family="paragraph">
      <style:paragraph-properties style:vertical-align="auto"/>
    </style:style>
    <style:style style:name="T31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5" style:family="table-row">
      <style:table-row-properties style:min-row-height="0.2736in" style:use-optimal-row-height="false"/>
    </style:style>
    <style:style style:name="TableCell326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style:vertical-align="auto" fo:margin-top="0.0395in" fo:margin-bottom="0.0395in"/>
    </style:style>
    <style:style style:name="T328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2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30" style:parent-style-name="Normal" style:family="paragraph">
      <style:paragraph-properties style:vertical-align="auto"/>
    </style:style>
    <style:style style:name="T33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3" style:family="table-row">
      <style:table-row-properties style:min-row-height="0.2736in" style:use-optimal-row-height="false"/>
    </style:style>
    <style:style style:name="TableCell344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4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47" style:parent-style-name="Normal" style:family="paragraph">
      <style:paragraph-properties style:vertical-align="auto"/>
    </style:style>
    <style:style style:name="T34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49" style:parent-style-name="Policepardéfaut" style:family="text">
      <style:text-properties style:font-name="Calibri" style:font-name-asian="Calibri" style:font-name-complex="DejaVu Sans" fo:color="#00000A" style:letter-kerning="false" fo:font-size="10pt" style:font-size-asian="10pt" style:font-size-complex="11pt" style:language-asian="en" style:country-asian="US" style:language-complex="ar" style:country-complex="SA"/>
    </style:style>
    <style:style style:name="TableCell35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8" style:family="table-row">
      <style:table-row-properties style:min-row-height="0.2736in" style:use-optimal-row-height="false"/>
    </style:style>
    <style:style style:name="TableCell35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style:vertical-align="auto" fo:margin-top="0.0395in" fo:margin-bottom="0.0395in"/>
    </style:style>
    <style:style style:name="T36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6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63" style:parent-style-name="Normal" style:family="paragraph">
      <style:paragraph-properties style:vertical-align="auto"/>
    </style:style>
    <style:style style:name="T36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6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5" style:family="table-row">
      <style:table-row-properties style:min-row-height="0.2736in" style:use-optimal-row-height="false"/>
    </style:style>
    <style:style style:name="TableCell376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style:vertical-align="auto" fo:margin-top="0.0395in" fo:margin-bottom="0.0395in"/>
    </style:style>
    <style:style style:name="T378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79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80" style:parent-style-name="Normal" style:family="paragraph">
      <style:paragraph-properties style:vertical-align="auto"/>
    </style:style>
    <style:style style:name="T38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83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38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8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92" style:family="table-row">
      <style:table-row-properties style:min-row-height="0.2784in" style:use-optimal-row-height="false"/>
    </style:style>
    <style:style style:name="TableCell39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style:vertical-align="auto"/>
    </style:style>
    <style:style style:name="T39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9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2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0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4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0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6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07" style:family="table-row">
      <style:table-row-properties style:min-row-height="0.127in" style:use-optimal-row-height="false"/>
    </style:style>
    <style:style style:name="TableCell40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style:vertical-align="auto" fo:margin-top="0.0395in" fo:margin-bottom="0.0395in"/>
    </style:style>
    <style:style style:name="T410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11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12" style:parent-style-name="Normal" style:family="paragraph">
      <style:paragraph-properties style:vertical-align="auto" fo:margin-top="0.0395in" fo:margin-bottom="0.0395in"/>
    </style:style>
    <style:style style:name="T41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25" style:family="table-row">
      <style:table-row-properties style:min-row-height="0.127in" style:use-optimal-row-height="false"/>
    </style:style>
    <style:style style:name="TableCell426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style:vertical-align="auto" fo:margin-top="0.0395in" fo:margin-bottom="0.0395in"/>
    </style:style>
    <style:style style:name="T428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2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30" style:parent-style-name="Normal" style:family="paragraph">
      <style:paragraph-properties style:vertical-align="auto" fo:margin-top="0.0395in" fo:margin-bottom="0.0395in"/>
    </style:style>
    <style:style style:name="T43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3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43" style:family="table-row">
      <style:table-row-properties style:min-row-height="0.127in" style:use-optimal-row-height="false"/>
    </style:style>
    <style:style style:name="TableCell444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style:vertical-align="auto" fo:margin-top="0.0395in" fo:margin-bottom="0.0395in"/>
    </style:style>
    <style:style style:name="T446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4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48" style:parent-style-name="Normal" style:family="paragraph">
      <style:paragraph-properties style:vertical-align="auto" fo:margin-top="0.0395in" fo:margin-bottom="0.0395in"/>
    </style:style>
    <style:style style:name="T44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50" style:parent-style-name="Policepardéfaut" style:family="text">
      <style:text-properties style:font-name="Calibri" style:font-name-asian="Calibri" style:font-name-complex="DejaVu Sans" fo:color="#00000A" style:letter-kerning="false" fo:font-size="10pt" style:font-size-asian="10pt" style:font-size-complex="11pt" style:language-asian="en" style:country-asian="US" style:language-complex="ar" style:country-complex="SA"/>
    </style:style>
    <style:style style:name="TableCell45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59" style:family="table-row">
      <style:table-row-properties style:min-row-height="0.3166in" style:use-optimal-row-height="false"/>
    </style:style>
    <style:style style:name="TableCell46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6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63" style:parent-style-name="Normal" style:family="paragraph">
      <style:paragraph-properties style:vertical-align="auto"/>
    </style:style>
    <style:style style:name="T46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6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6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75" style:family="table-row">
      <style:table-row-properties style:min-row-height="0.127in" style:use-optimal-row-height="false"/>
    </style:style>
    <style:style style:name="TableCell476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78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479" style:parent-style-name="Normal" style:family="paragraph">
      <style:paragraph-properties style:vertical-align="auto" fo:margin-top="0.0395in" fo:margin-bottom="0.0395in"/>
    </style:style>
    <style:style style:name="T48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82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483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491" style:parent-style-name="Normal" style:family="paragraph">
      <style:text-properties text:display="none"/>
    </style:style>
    <style:style style:name="TableColumn493" style:family="table-column">
      <style:table-column-properties style:column-width="0.3215in" style:use-optimal-column-width="false"/>
    </style:style>
    <style:style style:name="TableColumn494" style:family="table-column">
      <style:table-column-properties style:column-width="3.9118in" style:use-optimal-column-width="false"/>
    </style:style>
    <style:style style:name="TableColumn495" style:family="table-column">
      <style:table-column-properties style:column-width="0.725in" style:use-optimal-column-width="false"/>
    </style:style>
    <style:style style:name="TableColumn496" style:family="table-column">
      <style:table-column-properties style:column-width="0.5784in" style:use-optimal-column-width="false"/>
    </style:style>
    <style:style style:name="TableColumn497" style:family="table-column">
      <style:table-column-properties style:column-width="0.5784in" style:use-optimal-column-width="false"/>
    </style:style>
    <style:style style:name="TableColumn498" style:family="table-column">
      <style:table-column-properties style:column-width="0.5784in" style:use-optimal-column-width="false"/>
    </style:style>
    <style:style style:name="Table492" style:family="table">
      <style:table-properties style:width="6.6937in" fo:margin-left="0in" table:align="left"/>
    </style:style>
    <style:style style:name="TableRow499" style:family="table-row">
      <style:table-row-properties style:min-row-height="0.1395in" style:use-optimal-row-height="false"/>
    </style:style>
    <style:style style:name="TableCell50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style:vertical-align="auto" fo:margin-top="0.0395in" fo:margin-bottom="0.0395in"/>
    </style:style>
    <style:style style:name="T5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0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10" style:family="table-row">
      <style:table-row-properties style:min-row-height="0.127in" style:use-optimal-row-height="false"/>
    </style:style>
    <style:style style:name="TableCell511" style:family="table-cell">
      <style:table-cell-properties fo:border-top="0.0069in dotted #000000" fo:border-left="none" fo:border-bottom="0.0069in dotted #000000" fo:border-right="0.0069in solid #000000" fo:background-color="#808080" style:writing-mode="lr-tb" fo:padding-top="0in" fo:padding-left="0.075in" fo:padding-bottom="0in" fo:padding-right="0.075in"/>
    </style:style>
    <style:style style:name="P51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13" style:family="table-cell">
      <style:table-cell-properties fo:border-top="0.0069in dotted #000000" fo:border-left="0.0069in solid #000000" fo:border-bottom="0.0069in dotted #000000" fo:border-right="0.0069in dotte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style:vertical-align="auto" fo:margin-top="0.0395in" fo:margin-bottom="0.0395in"/>
    </style:style>
    <style:style style:name="T5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25" style:family="table-row">
      <style:table-row-properties style:min-row-height="0.127in" style:use-optimal-row-height="false"/>
    </style:style>
    <style:style style:name="TableCell526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527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28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529" style:parent-style-name="Normal" style:family="paragraph">
      <style:paragraph-properties style:vertical-align="auto" fo:margin-top="0.0395in" fo:margin-bottom="0.0395in"/>
    </style:style>
    <style:style style:name="T53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3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3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3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542" style:parent-style-name="Normal" style:family="paragraph">
      <style:text-properties text:display="none"/>
    </style:style>
    <style:style style:name="TableColumn544" style:family="table-column">
      <style:table-column-properties style:column-width="0.3215in" style:use-optimal-column-width="false"/>
    </style:style>
    <style:style style:name="TableColumn545" style:family="table-column">
      <style:table-column-properties style:column-width="3.9118in" style:use-optimal-column-width="false"/>
    </style:style>
    <style:style style:name="TableColumn546" style:family="table-column">
      <style:table-column-properties style:column-width="0.725in" style:use-optimal-column-width="false"/>
    </style:style>
    <style:style style:name="TableColumn547" style:family="table-column">
      <style:table-column-properties style:column-width="0.5784in" style:use-optimal-column-width="false"/>
    </style:style>
    <style:style style:name="TableColumn548" style:family="table-column">
      <style:table-column-properties style:column-width="0.5784in" style:use-optimal-column-width="false"/>
    </style:style>
    <style:style style:name="TableColumn549" style:family="table-column">
      <style:table-column-properties style:column-width="0.5784in" style:use-optimal-column-width="false"/>
    </style:style>
    <style:style style:name="Table543" style:family="table">
      <style:table-properties style:width="6.6937in" fo:margin-left="0in" table:align="left"/>
    </style:style>
    <style:style style:name="TableRow550" style:family="table-row">
      <style:table-row-properties style:min-row-height="0.2048in" style:use-optimal-row-height="false"/>
    </style:style>
    <style:style style:name="TableCell55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paragraph-properties style:vertical-align="auto" fo:margin-top="0.0395in" fo:margin-bottom="0.0395in"/>
    </style:style>
    <style:style style:name="T55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5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5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5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5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5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5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6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63" style:family="table-row">
      <style:table-row-properties style:min-row-height="0.127in" style:use-optimal-row-height="false"/>
    </style:style>
    <style:style style:name="TableCell564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56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66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56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6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7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576" style:parent-style-name="Normal" style:family="paragraph">
      <style:text-properties text:display="none"/>
    </style:style>
    <style:style style:name="TableColumn578" style:family="table-column">
      <style:table-column-properties style:column-width="0.3215in" style:use-optimal-column-width="false"/>
    </style:style>
    <style:style style:name="TableColumn579" style:family="table-column">
      <style:table-column-properties style:column-width="3.9118in" style:use-optimal-column-width="false"/>
    </style:style>
    <style:style style:name="TableColumn580" style:family="table-column">
      <style:table-column-properties style:column-width="0.725in" style:use-optimal-column-width="false"/>
    </style:style>
    <style:style style:name="TableColumn581" style:family="table-column">
      <style:table-column-properties style:column-width="0.5784in" style:use-optimal-column-width="false"/>
    </style:style>
    <style:style style:name="TableColumn582" style:family="table-column">
      <style:table-column-properties style:column-width="0.5784in" style:use-optimal-column-width="false"/>
    </style:style>
    <style:style style:name="TableColumn583" style:family="table-column">
      <style:table-column-properties style:column-width="0.5784in" style:use-optimal-column-width="false"/>
    </style:style>
    <style:style style:name="Table577" style:family="table">
      <style:table-properties style:width="6.6937in" fo:margin-left="0in" table:align="left"/>
    </style:style>
    <style:style style:name="TableRow584" style:family="table-row">
      <style:table-row-properties style:min-row-height="0.1861in" style:use-optimal-row-height="false"/>
    </style:style>
    <style:style style:name="TableCell58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style:vertical-align="auto" fo:margin-top="0.0395in" fo:margin-bottom="0.0395in"/>
    </style:style>
    <style:style style:name="T58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88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8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9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9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9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9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9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95" style:family="table-row">
      <style:table-row-properties style:min-row-height="0.127in" style:use-optimal-row-height="false"/>
    </style:style>
    <style:style style:name="TableCell596" style:family="table-cell">
      <style:table-cell-properties fo:border-top="0.0069in dotted #000000" fo:border-left="none" fo:border-bottom="0.0208in solid #000000" fo:border-right="0.0069in solid #000000" fo:background-color="#808080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98" style:family="table-cell">
      <style:table-cell-properties fo:border-top="0.0069in dotted #000000" fo:border-left="0.0069in solid #000000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599" style:parent-style-name="Normal" style:family="paragraph">
      <style:paragraph-properties style:vertical-align="auto"/>
    </style:style>
    <style:style style:name="T60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60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0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0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0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0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610" style:family="table-row">
      <style:table-row-properties style:min-row-height="0.234in" style:use-optimal-row-height="false"/>
    </style:style>
    <style:style style:name="TableCell61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612" style:parent-style-name="Normal" style:family="paragraph">
      <style:paragraph-properties style:vertical-align="auto" fo:margin-top="0.0395in" fo:margin-bottom="0.0395in"/>
    </style:style>
    <style:style style:name="T61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61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61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61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61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61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61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620" style:family="table-row">
      <style:table-row-properties style:min-row-height="0.127in" style:use-optimal-row-height="false"/>
    </style:style>
    <style:style style:name="TableCell621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62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623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62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2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2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2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3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63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634" style:parent-style-name="Policepardéfaut" style:family="text">
      <style:text-properties style:font-name="DINPro-Light" fo:font-size="16pt" style:font-size-asian="16pt" style:font-size-complex="14pt"/>
    </style:style>
    <style:style style:name="T635" style:parent-style-name="Policepardéfaut" style:family="text">
      <style:text-properties style:font-name="DINPro-Light"/>
    </style:style>
    <style:style style:name="T636" style:parent-style-name="Policepardéfaut" style:family="text">
      <style:text-properties style:font-name="DINPro-Light" fo:font-size="16pt" style:font-size-asian="16pt" style:font-size-complex="14pt"/>
    </style:style>
    <style:style style:name="TableColumn638" style:family="table-column">
      <style:table-column-properties style:column-width="3.3687in" style:use-optimal-column-width="false"/>
    </style:style>
    <style:style style:name="TableColumn639" style:family="table-column">
      <style:table-column-properties style:column-width="3.3708in" style:use-optimal-column-width="false"/>
    </style:style>
    <style:style style:name="Table637" style:family="table">
      <style:table-properties style:width="6.7395in" fo:margin-left="-0.0034in" table:align="left"/>
    </style:style>
    <style:style style:name="TableRow640" style:family="table-row">
      <style:table-row-properties style:min-row-height="1.3416in" style:use-optimal-row-height="false"/>
    </style:style>
    <style:style style:name="TableCell6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fo:color="#000000" fo:font-size="22pt" style:font-size-asian="22pt" style:font-size-complex="22pt"/>
    </style:style>
    <style:style style:name="TableRow643" style:family="table-row">
      <style:table-row-properties style:min-row-height="0.2687in" style:use-optimal-row-height="false"/>
    </style:style>
    <style:style style:name="TableCell644" style:family="table-cell">
      <style:table-cell-properties fo:border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DINPro-Light" fo:color="#000000"/>
    </style:style>
    <style:style style:name="TableCell646" style:family="table-cell">
      <style:table-cell-properties fo:border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DINPro-Light" fo:color="#000000"/>
    </style:style>
    <style:style style:name="P648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649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650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651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652" style:parent-style-name="Standard" style:family="paragraph">
      <style:paragraph-properties fo:text-align="center" fo:margin-top="0.118in" fo:background-color="#CCCCCC"/>
      <style:text-properties style:font-name="Roboto" fo:font-size="9pt" style:font-size-asian="9pt" style:font-size-complex="9pt"/>
    </style:style>
    <style:style style:name="P653" style:parent-style-name="Standard" style:family="paragraph">
      <style:paragraph-properties fo:text-align="center" fo:margin-top="0.118in" fo:background-color="#CCCCCC"/>
      <style:text-properties style:font-name="Roboto" fo:font-size="11pt" style:font-size-asian="11pt" style:font-size-complex="11pt"/>
    </style:style>
    <style:style style:name="P654" style:parent-style-name="Standard" style:family="paragraph">
      <style:paragraph-properties fo:text-align="center" fo:margin-top="0.118in" fo:background-color="#CCCCCC"/>
      <style:text-properties style:font-name="Roboto" fo:font-size="11pt" style:font-size-asian="11pt" style:font-size-complex="11pt"/>
    </style:style>
    <style:style style:name="P655" style:parent-style-name="Standard" style:family="paragraph">
      <style:paragraph-properties fo:text-align="center" fo:margin-top="0.118in" fo:background-color="#CCCCCC"/>
      <style:text-properties style:font-name="Roboto" fo:font-size="9pt" style:font-size-asian="9pt" style:font-size-complex="9pt"/>
    </style:style>
  </office:automatic-styles>
  <office:body>
    <office:text text:use-soft-page-breaks="true">
      <text:p text:style-name="P1"><text:span text:style-name="T6"><text:s text:c="2"/>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4">
            <text:p text:style-name="P17">Demande d’analyse coproscopique</text:p>
            <text:p text:style-name="P18"/>
          </table:table-cell>
          <table:covered-table-cell/>
          <table:covered-table-cell/>
          <table:covered-table-cell/>
          <table:table-cell table:style-name="TableCell19" table:number-columns-spanned="2">
            <text:p text:style-name="P20">CAPRINS</text:p>
          </table:table-cell>
          <table:covered-table-cell/>
          <table:table-cell table:style-name="TableCell21">
            <text:p text:style-name="P22"/>
          </table:table-cell>
        </table:table-row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5">
            <text:p text:style-name="P27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5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5">
            <text:p text:style-name="P37">Nom :</text:p>
          </table:table-cell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5">
            <text:p text:style-name="P42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5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5">
            <text:p text:style-name="P52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5">
            <text:p text:style-name="P57">Commune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5">
            <text:p text:style-name="P62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5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5">
            <text:p text:style-name="P72">Email</text:p>
          </table:table-cell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 table:number-columns-spanned="2">
            <text:p text:style-name="TableContents"><text:span text:style-name="T80"></text:span><text:span text:style-name="T81"><text:s/>Vétérinaire</text:span></text:p>
          </table:table-cell>
          <table:covered-table-cell/>
          <table:table-cell table:style-name="TableCell82" table:number-columns-spanned="2">
            <text:p text:style-name="TableContents"><text:span text:style-name="T83"></text:span><text:span text:style-name="T84"><text:s/>Laboratoire</text:span></text:p>
          </table:table-cell>
          <table:covered-table-cell/>
        </table:table-row>
      </table:table>
      <text:p text:style-name="P85"/>
      <text:p text:style-name="Normal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e de prélèvement :</text:p>
          </table:table-cell>
          <table:table-cell table:style-name="TableCell92">
            <text:p text:style-name="P93"/>
          </table:table-cell>
        </table:table-row>
      </table:table>
      <text:p text:style-name="Textbody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Prélèvement n°1</text:p>
          </table:table-cell>
          <table:table-cell table:style-name="TableCell105" table:number-columns-spanned="3">
            <text:p text:style-name="Normal"><text:span text:style-name="T106">Ident.  :</text:span></text:p>
          </table:table-cell>
          <table:covered-table-cell/>
          <table:covered-table-cell/>
          <table:table-cell table:style-name="TableCell107" table:number-columns-spanned="3">
            <text:p text:style-name="P108"/>
          </table:table-cell>
          <table:covered-table-cell/>
          <table:covered-table-cell/>
        </table:table-row>
        <table:table-row table:style-name="TableRow109">
          <table:table-cell table:style-name="TableCell110" table:number-columns-spanned="7">
            <text:p text:style-name="P11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2">
            <text:p text:style-name="P114">Pensez-vous qu’ils sont parasités ?</text:p>
          </table:table-cell>
          <table:covered-table-cell/>
          <table:table-cell table:style-name="TableCell115" table:number-columns-spanned="2">
            <text:p text:style-name="P116"><text:span text:style-name="T117"></text:span><text:span text:style-name="T118"><text:s/></text:span><text:span text:style-name="T119">oui</text:span></text:p>
          </table:table-cell>
          <table:covered-table-cell/>
          <table:table-cell table:style-name="TableCell120" table:number-columns-spanned="2">
            <text:p text:style-name="P121"><text:span text:style-name="T122"></text:span><text:span text:style-name="T123"><text:s/></text:span><text:span text:style-name="T124">non</text:span></text:p>
          </table:table-cell>
          <table:covered-table-cell/>
          <table:table-cell table:style-name="TableCell125">
            <text:p text:style-name="P126"><text:span text:style-name="T127"></text:span><text:span text:style-name="T128"><text:s/></text:span><text:span text:style-name="T129">ne sais pas</text:span></text:p>
          </table:table-cell>
        </table:table-row>
        <table:table-row table:style-name="TableRow130">
          <table:table-cell table:style-name="TableCell131">
            <text:p text:style-name="P132">Avez-vous observé ?</text:p>
          </table:table-cell>
          <table:table-cell table:style-name="TableCell133" table:number-columns-spanned="2">
            <text:p text:style-name="Normal"><text:span text:style-name="T134"></text:span><text:span text:style-name="T135"><text:s/>diarrhée</text:span></text:p>
          </table:table-cell>
          <table:covered-table-cell/>
          <table:table-cell table:style-name="TableCell136" table:number-columns-spanned="2">
            <text:p text:style-name="Normal"><text:span text:style-name="T137"></text:span><text:span text:style-name="T138"><text:s/>amaigrissement</text:span></text:p>
          </table:table-cell>
          <table:covered-table-cell/>
          <table:table-cell table:style-name="TableCell139" table:number-columns-spanned="2">
            <text:p text:style-name="Normal"><text:span text:style-name="T140"></text:span><text:span text:style-name="T141"><text:s/>poil piqué</text:span></text:p>
          </table:table-cell>
          <table:covered-table-cell/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 table:number-columns-spanned="2">
            <text:p text:style-name="Normal"><text:span text:style-name="T146"></text:span><text:span text:style-name="T147"><text:s/>toux</text:span></text:p>
          </table:table-cell>
          <table:covered-table-cell/>
          <table:table-cell table:style-name="TableCell148" table:number-columns-spanned="2">
            <text:p text:style-name="Normal"><text:span text:style-name="T149"></text:span><text:span text:style-name="T150"><text:s/>nez qui coule</text:span></text:p>
          </table:table-cell>
          <table:covered-table-cell/>
          <table:table-cell table:style-name="TableCell151" table:number-columns-spanned="2">
            <text:p text:style-name="Normal"><text:span text:style-name="T152"></text:span><text:span text:style-name="T153"><text:s/>anémie</text:span></text:p>
          </table:table-cell>
          <table:covered-table-cell/>
        </table:table-row>
      </table:table>
      <text:p text:style-name="P154"/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Prélèvement n° 2</text:p>
          </table:table-cell>
          <table:table-cell table:style-name="TableCell166" table:number-columns-spanned="3">
            <text:p text:style-name="Normal"><text:span text:style-name="T167">Ident.  :</text:span></text:p>
          </table:table-cell>
          <table:covered-table-cell/>
          <table:covered-table-cell/>
          <table:table-cell table:style-name="TableCell168" table:number-columns-spanned="3">
            <text:p text:style-name="P169"/>
          </table:table-cell>
          <table:covered-table-cell/>
          <table:covered-table-cell/>
        </table:table-row>
        <table:table-row table:style-name="TableRow170">
          <table:table-cell table:style-name="TableCell171" table:number-columns-spanned="7">
            <text:p text:style-name="P17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 table:number-columns-spanned="2">
            <text:p text:style-name="P175">Pensez-vous qu’ils sont parasités ?</text:p>
          </table:table-cell>
          <table:covered-table-cell/>
          <table:table-cell table:style-name="TableCell176" table:number-columns-spanned="2">
            <text:p text:style-name="P177"><text:span text:style-name="T178"></text:span><text:span text:style-name="T179"><text:s/></text:span><text:span text:style-name="T180">oui</text:span></text:p>
          </table:table-cell>
          <table:covered-table-cell/>
          <table:table-cell table:style-name="TableCell181" table:number-columns-spanned="2">
            <text:p text:style-name="P182"><text:span text:style-name="T183"></text:span><text:span text:style-name="T184"><text:s/></text:span><text:span text:style-name="T185">non</text:span></text:p>
          </table:table-cell>
          <table:covered-table-cell/>
          <table:table-cell table:style-name="TableCell186">
            <text:p text:style-name="P187"><text:span text:style-name="T188"></text:span><text:span text:style-name="T189"><text:s/></text:span><text:span text:style-name="T190">ne sais pas</text:span></text:p>
          </table:table-cell>
        </table:table-row>
        <table:table-row table:style-name="TableRow191">
          <table:table-cell table:style-name="TableCell192">
            <text:p text:style-name="P193">Avez-vous observé ?</text:p>
          </table:table-cell>
          <table:table-cell table:style-name="TableCell194" table:number-columns-spanned="2">
            <text:p text:style-name="Normal"><text:span text:style-name="T195"></text:span><text:span text:style-name="T196"><text:s/>diarrhée</text:span></text:p>
          </table:table-cell>
          <table:covered-table-cell/>
          <table:table-cell table:style-name="TableCell197" table:number-columns-spanned="2">
            <text:p text:style-name="Normal"><text:span text:style-name="T198"></text:span><text:span text:style-name="T199"><text:s/>amaigrissement</text:span></text:p>
          </table:table-cell>
          <table:covered-table-cell/>
          <table:table-cell table:style-name="TableCell200" table:number-columns-spanned="2">
            <text:p text:style-name="Normal"><text:span text:style-name="T201"></text:span><text:span text:style-name="T202"><text:s/>poil piqué</text:span></text:p>
          </table:table-cell>
          <table:covered-table-cell/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 table:number-columns-spanned="2">
            <text:p text:style-name="Normal"><text:span text:style-name="T207"></text:span><text:span text:style-name="T208"><text:s/>toux</text:span></text:p>
          </table:table-cell>
          <table:covered-table-cell/>
          <table:table-cell table:style-name="TableCell209" table:number-columns-spanned="2">
            <text:p text:style-name="Normal"><text:span text:style-name="T210"></text:span><text:span text:style-name="T211"><text:s/>nez qui coule</text:span></text:p>
          </table:table-cell>
          <table:covered-table-cell/>
          <table:table-cell table:style-name="TableCell212" table:number-columns-spanned="2">
            <text:p text:style-name="Normal"><text:span text:style-name="T213"></text:span><text:span text:style-name="T214"><text:s/>anémie</text:span></text:p>
          </table:table-cell>
          <table:covered-table-cell/>
        </table:table-row>
      </table:table>
      <text:p text:style-name="P215"/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Prélèvement n° 3</text:p>
          </table:table-cell>
          <table:table-cell table:style-name="TableCell227" table:number-columns-spanned="3">
            <text:p text:style-name="Normal"><text:span text:style-name="T228">Ident.  :</text:span></text:p>
          </table:table-cell>
          <table:covered-table-cell/>
          <table:covered-table-cell/>
          <table:table-cell table:style-name="TableCell229" table:number-columns-spanned="3">
            <text:p text:style-name="P230"/>
          </table:table-cell>
          <table:covered-table-cell/>
          <table:covered-table-cell/>
        </table:table-row>
        <table:table-row table:style-name="TableRow231">
          <table:table-cell table:style-name="TableCell232" table:number-columns-spanned="7">
            <text:p text:style-name="P23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4">
          <table:table-cell table:style-name="TableCell235" table:number-columns-spanned="2">
            <text:p text:style-name="P236">Pensez-vous qu’ils sont parasités ?</text:p>
          </table:table-cell>
          <table:covered-table-cell/>
          <table:table-cell table:style-name="TableCell237" table:number-columns-spanned="2">
            <text:p text:style-name="P238"><text:span text:style-name="T239"></text:span><text:span text:style-name="T240"><text:s/></text:span><text:span text:style-name="T241">oui</text:span></text:p>
          </table:table-cell>
          <table:covered-table-cell/>
          <table:table-cell table:style-name="TableCell242" table:number-columns-spanned="2">
            <text:p text:style-name="P243"><text:span text:style-name="T244"></text:span><text:span text:style-name="T245"><text:s/></text:span><text:span text:style-name="T246">non</text:span></text:p>
          </table:table-cell>
          <table:covered-table-cell/>
          <table:table-cell table:style-name="TableCell247">
            <text:p text:style-name="P248"><text:span text:style-name="T249"></text:span><text:span text:style-name="T250"><text:s/></text:span><text:span text:style-name="T251">ne sais pas</text:span></text:p>
          </table:table-cell>
        </table:table-row>
        <table:table-row table:style-name="TableRow252">
          <table:table-cell table:style-name="TableCell253">
            <text:p text:style-name="P254">Avez-vous observé ?</text:p>
          </table:table-cell>
          <table:table-cell table:style-name="TableCell255" table:number-columns-spanned="2">
            <text:p text:style-name="Normal"><text:span text:style-name="T256"></text:span><text:span text:style-name="T257"><text:s/>diarrhée</text:span></text:p>
          </table:table-cell>
          <table:covered-table-cell/>
          <table:table-cell table:style-name="TableCell258" table:number-columns-spanned="2">
            <text:p text:style-name="Normal"><text:span text:style-name="T259"></text:span><text:span text:style-name="T260"><text:s/>amaigrissement</text:span></text:p>
          </table:table-cell>
          <table:covered-table-cell/>
          <table:table-cell table:style-name="TableCell261" table:number-columns-spanned="2">
            <text:p text:style-name="Normal"><text:span text:style-name="T262"></text:span><text:span text:style-name="T263"><text:s/>poil piqué</text:span></text:p>
          </table:table-cell>
          <table:covered-table-cell/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 table:number-columns-spanned="2">
            <text:p text:style-name="Normal"><text:span text:style-name="T268"></text:span><text:span text:style-name="T269"><text:s/>toux</text:span></text:p>
          </table:table-cell>
          <table:covered-table-cell/>
          <table:table-cell table:style-name="TableCell270" table:number-columns-spanned="2">
            <text:p text:style-name="Normal"><text:span text:style-name="T271"></text:span><text:span text:style-name="T272"><text:s/>nez qui coule</text:span></text:p>
          </table:table-cell>
          <table:covered-table-cell/>
          <table:table-cell table:style-name="TableCell273" table:number-columns-spanned="2">
            <text:p text:style-name="Normal"><text:span text:style-name="T274"></text:span><text:span text:style-name="T275"><text:s/>anémie</text:span></text:p>
          </table:table-cell>
          <table:covered-table-cell/>
        </table:table-row>
      </table:table>
      <text:soft-page-break/>
      <text:p text:style-name="P276"><text:span text:style-name="T277">I</text:span><text:span text:style-name="T278">ndiquez clairement le nom de chaque prélèvement sur les sachets</text:span><text:span text:style-name="T279">Si vous avez plus de 3 prélèvements, merci d’imprimer une seconde feuille</text:span></text:p>
      <text:p text:style-name="P280"/>
      <text:p text:style-name="P281"/>
      <text:p text:style-name="Normal"><text:span text:style-name="T282">Choix de l’analyse<text:s/></text:span><text:span text:style-name="T283">(cocher la case correspondante)</text:span></text:p>
      <text:p text:style-name="P284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<text:span text:style-name="T295">Parasites</text:span><text:span text:style-name="T296"><text:s/></text:span><text:span text:style-name="T297">g</text:span><text:span text:style-name="T298">astro-</text:span><text:span text:style-name="T299">i</text:span><text:span text:style-name="T300">ntestinaux</text:span></text:p>
          </table:table-cell>
          <table:covered-table-cell/>
          <table:covered-table-cell/>
          <table:table-cell table:style-name="TableCell301">
            <text:p text:style-name="P302">Prélev. n°1</text:p>
          </table:table-cell>
          <table:table-cell table:style-name="TableCell303">
            <text:p text:style-name="P304">Prélèv. n°2</text:p>
          </table:table-cell>
          <table:table-cell table:style-name="TableCell305">
            <text:p text:style-name="P306">Prélèv. n°3</text:p>
          </table:table-cell>
        </table:table-row>
        <table:table-row table:style-name="TableRow307">
          <table:table-cell table:style-name="TableCell308">
            <text:p text:style-name="P309"><text:span text:style-name="T310">1a</text:span></text:p>
          </table:table-cell>
          <table:table-cell table:style-name="TableCell311">
            <text:p text:style-name="P312"><text:span text:style-name="T313"><text:s/>A</text:span><text:span text:style-name="T314">nalyse individuelle (1<text:s/></text:span><text:span text:style-name="T315">animal</text:span><text:span text:style-name="T316">)</text:span></text:p>
          </table:table-cell>
          <table:table-cell table:style-name="TableCell317">
            <text:p text:style-name="P318">14,60 €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1b</text:span></text:p>
          </table:table-cell>
          <table:table-cell table:style-name="TableCell329">
            <text:p text:style-name="P330"><text:span text:style-name="T331"><text:s/>A</text:span><text:span text:style-name="T332">nalyse de mélange (5<text:s/></text:span><text:span text:style-name="T333">animaux maximum</text:span><text:span text:style-name="T334">)</text:span></text:p>
          </table:table-cell>
          <table:table-cell table:style-name="TableCell335">
            <text:p text:style-name="P336">17,50 €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1c</text:p>
          </table:table-cell>
          <table:table-cell table:style-name="TableCell346">
            <text:p text:style-name="P347"><text:span text:style-name="T348"><text:s/>A</text:span><text:span text:style-name="T349">nalyses individuelles multiples (par animal)</text:span></text:p>
          </table:table-cell>
          <table:table-cell table:style-name="TableCell350">
            <text:p text:style-name="P351">11,00 €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<text:span text:style-name="T361">1d</text:span></text:p>
          </table:table-cell>
          <table:table-cell table:style-name="TableCell362">
            <text:p text:style-name="P363"><text:span text:style-name="T364"><text:s/>P</text:span><text:span text:style-name="T365">ack de 3 échantillons de<text:s/></text:span><text:span text:style-name="T366">mélange (5 animaux maximum)</text:span></text:p>
          </table:table-cell>
          <table:table-cell table:style-name="TableCell367">
            <text:p text:style-name="P368">42,00 €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<text:span text:style-name="T378">1e</text:span></text:p>
          </table:table-cell>
          <table:table-cell table:style-name="TableCell379">
            <text:p text:style-name="P380"><text:span text:style-name="T381"><text:s/>P</text:span><text:span text:style-name="T382">ack suivi annuel<text:s/></text:span><text:span text:style-name="T383">(4 envois de 3 échantillons par an)</text:span></text:p>
          </table:table-cell>
          <table:table-cell table:style-name="TableCell384">
            <text:p text:style-name="P385">130,00 €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 table:number-columns-spanned="3">
            <text:p text:style-name="P394"><text:span text:style-name="T395">Parasites</text:span><text:span text:style-name="T396"><text:s/></text:span><text:span text:style-name="T397">g</text:span><text:span text:style-name="T398">astro-Intestinaux +<text:s/></text:span><text:span text:style-name="T399">p</text:span><text:span text:style-name="T400">etite douve</text:span></text:p>
          </table:table-cell>
          <table:covered-table-cell/>
          <table:covered-table-cell/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<text:span text:style-name="T410">2a</text:span></text:p>
          </table:table-cell>
          <table:table-cell table:style-name="TableCell411">
            <text:p text:style-name="P412"><text:span text:style-name="T413"><text:s/>A</text:span><text:span text:style-name="T414">nalyse individuelle (1<text:s/></text:span><text:span text:style-name="T415">animal</text:span><text:span text:style-name="T416">)</text:span></text:p>
          </table:table-cell>
          <table:table-cell table:style-name="TableCell417">
            <text:p text:style-name="P418">15,60 €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<text:span text:style-name="T428">2b</text:span></text:p>
          </table:table-cell>
          <table:table-cell table:style-name="TableCell429">
            <text:p text:style-name="P430"><text:span text:style-name="T431"><text:s/>A</text:span><text:span text:style-name="T432">nalyse de mélange (5<text:s/></text:span><text:span text:style-name="T433">animaux maximum</text:span><text:span text:style-name="T434">)</text:span></text:p>
          </table:table-cell>
          <table:table-cell table:style-name="TableCell435">
            <text:p text:style-name="P436">21,00 €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<text:span text:style-name="T446">2c</text:span></text:p>
          </table:table-cell>
          <table:table-cell table:style-name="TableCell447">
            <text:p text:style-name="P448"><text:span text:style-name="T449"><text:s/>A</text:span><text:span text:style-name="T450">nalyses individuelles multiples (par animal)</text:span></text:p>
          </table:table-cell>
          <table:table-cell table:style-name="TableCell451">
            <text:p text:style-name="P452">13,00 €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2d</text:p>
          </table:table-cell>
          <table:table-cell table:style-name="TableCell462">
            <text:p text:style-name="P463"><text:span text:style-name="T464"><text:s/>P</text:span><text:span text:style-name="T465">ack de 3 échantillons de mélange (5 animaux<text:s/></text:span><text:span text:style-name="T466">maximum)</text:span></text:p>
          </table:table-cell>
          <table:table-cell table:style-name="TableCell467">
            <text:p text:style-name="P468">45,00 €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2e</text:p>
          </table:table-cell>
          <table:table-cell table:style-name="TableCell478">
            <text:p text:style-name="P479"><text:span text:style-name="T480"><text:s/>P</text:span><text:span text:style-name="T481">ack suivi annuel<text:s/></text:span><text:span text:style-name="T482">(4 envois de 3 échantillons par an)</text:span></text:p>
          </table:table-cell>
          <table:table-cell table:style-name="TableCell483">
            <text:p text:style-name="P484">140,00 €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</table:table>
      <text:p text:style-name="P491"/>
      <table:table table:style-name="Table492">
        <table:table-columns>
          <table:table-column table:style-name="TableColumn493"/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 table:number-columns-spanned="3">
            <text:p text:style-name="P501"><text:span text:style-name="T502">Strongles</text:span><text:span text:style-name="T503"><text:s/>pulmonaires</text:span></text:p>
          </table:table-cell>
          <table:covered-table-cell/>
          <table:covered-table-cell/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</table:table-row>
        <table:table-row table:style-name="TableRow510">
          <table:table-cell table:style-name="TableCell511">
            <text:p text:style-name="P512">3a</text:p>
          </table:table-cell>
          <table:table-cell table:style-name="TableCell513">
            <text:p text:style-name="P514"><text:span text:style-name="T515"><text:s/>A</text:span><text:span text:style-name="T516">nalyse individuelle (1 animal)</text:span></text:p>
          </table:table-cell>
          <table:table-cell table:style-name="TableCell517">
            <text:p text:style-name="P518">10,30 €</text:p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>3b</text:p>
          </table:table-cell>
          <table:table-cell table:style-name="TableCell528">
            <text:p text:style-name="P529"><text:span text:style-name="T530"><text:s/>A</text:span><text:span text:style-name="T531">nalyse de mélange (5<text:s/></text:span><text:span text:style-name="T532">animaux maximum</text:span><text:span text:style-name="T533">)</text:span></text:p>
          </table:table-cell>
          <table:table-cell table:style-name="TableCell534">
            <text:p text:style-name="P535">18,00 €</text:p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</table:table>
      <text:p text:style-name="P542"/>
      <table:table table:style-name="Table543">
        <table:table-columns>
          <table:table-column table:style-name="TableColumn544"/>
          <table:table-column table:style-name="TableColumn545"/>
          <table:table-column table:style-name="TableColumn546"/>
          <table:table-column table:style-name="TableColumn547"/>
          <table:table-column table:style-name="TableColumn548"/>
          <table:table-column table:style-name="TableColumn549"/>
        </table:table-columns>
        <table:table-row table:style-name="TableRow550">
          <table:table-cell table:style-name="TableCell551" table:number-columns-spanned="3">
            <text:p text:style-name="P552"><text:span text:style-name="T553">G</text:span><text:span text:style-name="T554">rande douve et<text:s/></text:span><text:span text:style-name="T555">p</text:span><text:span text:style-name="T556">aramphistome</text:span></text:p>
          </table:table-cell>
          <table:covered-table-cell/>
          <table:covered-table-cell/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4a</text:p>
          </table:table-cell>
          <table:table-cell table:style-name="TableCell566">
            <text:p text:style-name="P567"><text:s/>Analyse de mélange (mélange de 4 échantillons)</text:p>
          </table:table-cell>
          <table:table-cell table:style-name="TableCell568">
            <text:p text:style-name="P569">19,50 €</text:p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</table:table>
      <text:p text:style-name="P576"/>
      <table:table table:style-name="Table577">
        <table:table-columns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  <table:table-column table:style-name="TableColumn583"/>
        </table:table-columns>
        <table:table-row table:style-name="TableRow584">
          <table:table-cell table:style-name="TableCell585" table:number-columns-spanned="3">
            <text:p text:style-name="P586"><text:span text:style-name="T587">Quantification<text:s/></text:span><text:span text:style-name="T588">Haemonchus contortus</text:span></text:p>
          </table:table-cell>
          <table:covered-table-cell/>
          <table:covered-table-cell/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>5a</text:p>
          </table:table-cell>
          <table:table-cell table:style-name="TableCell598">
            <text:p text:style-name="P599"><text:span text:style-name="T600"><text:s/>A</text:span><text:span text:style-name="T601">nalyse de mélange (mélange de 5 échantillons)</text:span></text:p>
          </table:table-cell>
          <table:table-cell table:style-name="TableCell602">
            <text:p text:style-name="P603">49,95 €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 table:number-columns-spanned="3">
            <text:p text:style-name="P612"><text:span text:style-name="T613">Test d’efficacité d’un vermifuge</text:span></text:p>
          </table:table-cell>
          <table:covered-table-cell/>
          <table:covered-table-cell/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6a</text:p>
          </table:table-cell>
          <table:table-cell table:style-name="TableCell623">
            <text:p text:style-name="P624"><text:s/>Analyses coprologiques de mélange avant et après vermifuge</text:p>
          </table:table-cell>
          <table:table-cell table:style-name="TableCell625">
            <text:p text:style-name="P626">40,00 €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</table:table-row>
      </table:table>
      <text:p text:style-name="P633"/>
      <text:p text:style-name="Normal"><text:span text:style-name="T634">Information à nous transmettre<text:s/></text:span><text:span text:style-name="T635">(suivi, pathologies, mortalités, etc.)</text:span><text:span text:style-name="T636">.</text:span></text:p>
      <table:table table:style-name="Table637">
        <table:table-columns>
          <table:table-column table:style-name="TableColumn638"/>
          <table:table-column table:style-name="TableColumn639"/>
        </table:table-columns>
        <table:table-row table:style-name="TableRow640">
          <table:table-cell table:style-name="TableCell641" table:number-columns-spanned="2">
            <text:p text:style-name="P642"/>
          </table:table-cell>
          <table:covered-table-cell/>
        </table:table-row>
        <table:table-row table:style-name="TableRow643">
          <table:table-cell table:style-name="TableCell644">
            <text:p text:style-name="P645">Date :</text:p>
          </table:table-cell>
          <table:table-cell table:style-name="TableCell646">
            <text:p text:style-name="P647">Signature :</text:p>
          </table:table-cell>
        </table:table-row>
      </table:table>
      <text:p text:style-name="P648"/>
      <text:p text:style-name="P649"/>
      <text:p text:style-name="P650"/>
      <text:p text:style-name="P651"/>
      <text:p text:style-name="P652"/>
      <text:p text:style-name="P653">Pour des conditions optimales, envoyez les prélèvements le lundi ou le mardi.</text:p>
      <text:p text:style-name="P654">Vous pouvez les déposer au Pôle Bio les lundi, mardi ou jeudi entre 9h et 12h30</text:p>
      <text:p text:style-name="P6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aragraphedeliste" style:display-name="Paragraphe de liste" style:family="paragraph" style:parent-style-name="Normal">
      <style:paragraph-properties style:vertical-align="auto" fo:margin-bottom="0.1111in" fo:line-height="101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15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Bouy Michel</dc:creator>
    <meta:creation-date>2020-06-14T16:28:00Z</meta:creation-date>
    <dc:date>2021-02-02T16:21:00Z</dc:date>
    <meta:print-date>2020-06-14T16:26:00Z</meta:print-date>
    <meta:template xlink:href="Normal" xlink:type="simple"/>
    <meta:editing-cycles>7</meta:editing-cycles>
    <meta:editing-duration>PT0S</meta:editing-duration>
    <meta:document-statistic meta:page-count="5" meta:paragraph-count="5" meta:word-count="361" meta:character-count="2636" meta:row-count="19" meta:non-whitespace-character-count="2280"/>
  </office:meta>
</office:document-meta>
</file>